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2c28" officeooo:paragraph-rsid="001e2c28"/>
    </style:style>
    <style:style style:name="P2" style:family="paragraph" style:parent-style-name="Standard">
      <style:paragraph-properties fo:text-align="center" style:justify-single-word="false"/>
      <style:text-properties officeooo:rsid="001e2c28" officeooo:paragraph-rsid="001e2c28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e2c28" officeooo:paragraph-rsid="001e2c28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1fe208" officeooo:paragraph-rsid="001fe208"/>
    </style:style>
    <style:style style:name="P5" style:family="paragraph" style:parent-style-name="Standard">
      <style:text-properties officeooo:rsid="001fe208" officeooo:paragraph-rsid="0027cdab"/>
    </style:style>
    <style:style style:name="P6" style:family="paragraph" style:parent-style-name="Standard">
      <style:text-properties fo:font-weight="bold" officeooo:rsid="001fe208" officeooo:paragraph-rsid="001fe208" style:font-weight-asian="bold" style:font-weight-complex="bold"/>
    </style:style>
    <style:style style:name="P7" style:family="paragraph" style:parent-style-name="Standard">
      <style:text-properties officeooo:rsid="00206f64" officeooo:paragraph-rsid="00206f64"/>
    </style:style>
    <style:style style:name="P8" style:family="paragraph" style:parent-style-name="Standard">
      <style:text-properties officeooo:rsid="00206f64" officeooo:paragraph-rsid="0024e42b"/>
    </style:style>
    <style:style style:name="P9" style:family="paragraph" style:parent-style-name="Standard">
      <style:text-properties officeooo:rsid="0027cdab" officeooo:paragraph-rsid="0027cdab"/>
    </style:style>
    <style:style style:name="P10" style:family="paragraph" style:parent-style-name="Standard">
      <style:text-properties officeooo:rsid="0029c99f" officeooo:paragraph-rsid="0029c99f"/>
    </style:style>
    <style:style style:name="P11" style:family="paragraph" style:parent-style-name="Standard">
      <style:text-properties officeooo:rsid="002dcbea" officeooo:paragraph-rsid="002dcbea"/>
    </style:style>
    <style:style style:name="P12" style:family="paragraph" style:parent-style-name="Standard">
      <style:text-properties officeooo:rsid="00301d4f" officeooo:paragraph-rsid="00301d4f"/>
    </style:style>
    <style:style style:name="T1" style:family="text">
      <style:text-properties officeooo:rsid="001fe208"/>
    </style:style>
    <style:style style:name="T2" style:family="text">
      <style:text-properties officeooo:rsid="0023b456"/>
    </style:style>
    <style:style style:name="T3" style:family="text">
      <style:text-properties officeooo:rsid="0024e42b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281859"/>
    </style:style>
    <style:style style:name="T6" style:family="text">
      <style:text-properties officeooo:rsid="002b5e97"/>
    </style:style>
    <style:style style:name="T7" style:family="text">
      <style:text-properties officeooo:rsid="0030b760"/>
    </style:style>
    <style:style style:name="T8" style:family="text">
      <style:text-properties officeooo:rsid="0031f3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erente de execução postergada de processos</text:p>
      <text:p text:style-name="P2"/>
      <text:p text:style-name="P1">Trabalho prático da disciplina de Sistemas Operacionais pela Universidade de Brasília (02/2015)</text:p>
      <text:p text:style-name="P1"/>
      <text:p text:style-name="P1">Alunos da professora Alba Melo:</text:p>
      <text:p text:style-name="P1">Eduardo Furtado <text:s text:c="2"/>– 09/0111575</text:p>
      <text:p text:style-name="P1">Leandro Ramalho – 10/0033571</text:p>
      <text:p text:style-name="P1"/>
      <text:p text:style-name="P1"/>
      <text:p text:style-name="P6">Ambiente de desenvolvimento, vulgo computadores do LINF:</text:p>
      <text:p text:style-name="P4">gcc --version</text:p>
      <text:p text:style-name="P4">gcc (SUSE Linux) 4.8.3 20140627 [gcc-4_8-branch revision 212064]</text:p>
      <text:p text:style-name="P4">Copyright (C) 2013 Free Software Foundation, Inc.</text:p>
      <text:p text:style-name="P4">-----</text:p>
      <text:p text:style-name="P4">g++ --version</text:p>
      <text:p text:style-name="P4">g++ (SUSE Linux) 4.8.3 20140627 [gcc-4_8-branch revision 212064]</text:p>
      <text:p text:style-name="P4">Copyright (C) 2013 Free Software Foundation, Inc.</text:p>
      <text:p text:style-name="P4"/>
      <text:p text:style-name="P4"/>
      <text:p text:style-name="P6">Exemplo de compilação em uma linha:</text:p>
      <text:p text:style-name="P4">g++ -Wall remove_postergado.c -o remove_postergado;g++ -Wall shutdown_postergado.c -o shutdown_postergado;g++ -Wall lista_postergados.c -o lista_postergados;g++ -Wall executa_postergado.c -o executa_postergado ;gcc print.c -o print; g++ -Wall servidor.c -o servidor;</text:p>
      <text:p text:style-name="P4"/>
      <text:p text:style-name="P4"/>
      <text:p text:style-name="P6">Especificação da Implementação:</text:p>
      <text:p text:style-name="P4"><text:tab/>O projeto está composto por 5 programas:</text:p>
      <text:p text:style-name="P4">&gt; executa_postergado</text:p>
      <text:p text:style-name="P4">&gt; servidor<text:line-break/>&gt; remove_postergado</text:p>
      <text:p text:style-name="P4">&gt; lista_postergados</text:p>
      <text:p text:style-name="P4">&gt; shutdown_postergado</text:p>
      <text:p text:style-name="P4"/>
      <text:p text:style-name="P9"><text:tab/>O servidor, que tem código mais inteligente dos programas, contém um algoritmo Round Robin para gerenciar os processos que recebe através do programa executa_postergado. Cada processo corre de maneira não simultânea por até 10 segundos, que é o tempo de um quantum deste gerenciador. Há uma fila de execução, que foi implementada através de uma lista, onde os elementos são colocados no final e lidos a partir do princípio.</text:p>
      <text:p text:style-name="P11"><text:tab/>Para executar uma tarefa, é usado execl, por ex<text:span text:style-name="T8">e</text:span>mplo:</text:p>
      <text:p text:style-name="P11">execl(aux-&gt;executavel,aux-&gt;executavel,EComercial, (char*)0)</text:p>
      <text:p text:style-name="P11"><text:tab/>Um processo é clonado com a primitiva fork, e o filho começa já parado através de um SIGSTOP (no fim da lista de execução), para garantir que não ira executar junto do pai.</text:p>
      <text:p text:style-name="P10"><text:tab/>Quando um processo termina sua execução, ele passa a não participar dessa lista e vai para uma nova, com informações determinadas por outra estrutura de dados, com as estatísticas de sua execução.</text:p>
      <text:p text:style-name="P9"><text:tab/>Além disso, o servidor também tem um código em seu loop principal que busca mensagens na fila e da a elas o tratamento segundo as informações contidas nelas.</text:p>
      <text:p text:style-name="P9"><text:tab/>O programa executa postergado também está responsável por dizer ao servidor quantas vezes uma tarefa será executada e de quanto em quanto tempo.</text:p>
      <text:p text:style-name="P9"><text:tab/>É possível ver os processos que aguardam inicio de sua execução com o programa lista_postergados.</text:p>
      <text:p text:style-name="P9"><text:tab/>Além de ver os processos, é possível também <text:span text:style-name="T5">os </text:span>remove<text:span text:style-name="T5">r</text:span>, utilizando o programa <text:soft-page-break/>remove_postergado, que remove os processos referentes a um mesmo <text:span text:style-name="T4">job</text:span>.</text:p>
      <text:p text:style-name="P10"><text:tab/>O programa shutdown_postergado desativa o servidor, cancela e lista os jobs que ainda não foram execut<text:span text:style-name="T6">a</text:span>dos e ao final imprime estatísticas sobre os processos que foram execut<text:span text:style-name="T6">a</text:span>dos.</text:p>
      <text:p text:style-name="P5"/>
      <text:p text:style-name="P4"/>
      <text:p text:style-name="P6">Sobre as estruturas de dados utilizadas:</text:p>
      <text:p text:style-name="P7"><text:tab/>As estruturas de dados utilizadas estãono arquivo dados.h.</text:p>
      <text:p text:style-name="P7"><text:tab/>Para a conversa usando mensagens, existe a estrutura:</text:p>
      <text:p text:style-name="P7">typedef struct{</text:p>
      <text:p text:style-name="P7"><text:tab/>long int mtype; <text:s/></text:p>
      <text:p text:style-name="P7"><text:tab/>long int jobId;</text:p>
      <text:p text:style-name="P7"><text:tab/>char executavel[300];</text:p>
      <text:p text:style-name="P7"><text:tab/>unsigned int vezes;</text:p>
      <text:p text:style-name="P7"><text:tab/>unsigned int hora;</text:p>
      <text:p text:style-name="P7"><text:tab/>unsigned int min;</text:p>
      <text:p text:style-name="P7">} t_msg;</text:p>
      <text:p text:style-name="P7"/>
      <text:p text:style-name="P7"><text:tab/><text:span text:style-name="T2">m</text:span>type está espec<text:span text:style-name="T8">i</text:span>ficado no próprio dados.h, e pode ser:</text:p>
      <text:p text:style-name="P8"><text:span text:style-name="T3">(1) </text:span>TIPOAGENDAMENTO – usado pelo programa <text:span text:style-name="T1">executa_postergado</text:span></text:p>
      <text:p text:style-name="P8"><text:span text:style-name="T3">(2) </text:span>TIPOCANCELAMENTO – usado pelo programa <text:span text:style-name="T1">remove_postergado</text:span></text:p>
      <text:p text:style-name="P8"><text:span text:style-name="T3">(3) </text:span>TIPOKILLSERVER – usado pelo programa <text:span text:style-name="T1">shutdown_postergado</text:span></text:p>
      <text:p text:style-name="P8"><text:span text:style-name="T3">(4) </text:span>TIPOLISTARPROCESSOS – usado pelo programa <text:span text:style-name="T1">_postergados</text:span></text:p>
      <text:p text:style-name="P8"/>
      <text:p text:style-name="P12"><text:tab/>A estrutura que contém informações sobre um processo é:</text:p>
      <text:p text:style-name="P12">typedef struct t_processo{</text:p>
      <text:p text:style-name="P12"><text:tab/>long int jobId; <text:s/></text:p>
      <text:p text:style-name="P12"><text:tab/>char executavel[300];</text:p>
      <text:p text:style-name="P12"><text:tab/>unsigned int vezes;</text:p>
      <text:p text:style-name="P12"><text:tab/>unsigned int deltaHora;</text:p>
      <text:p text:style-name="P12"><text:tab/>unsigned int deltaMin;</text:p>
      <text:p text:style-name="P12"><text:tab/>unsigned int horaInsercao;</text:p>
      <text:p text:style-name="P12"><text:tab/>unsigned int minInsercao;</text:p>
      <text:p text:style-name="P12"><text:tab/>unsigned int minstamp;</text:p>
      <text:p text:style-name="P12"><text:tab/>unsigned int startHora;</text:p>
      <text:p text:style-name="P12"><text:tab/>unsigned int startMinuto;</text:p>
      <text:p text:style-name="P12"><text:tab/>std::vector &lt;int&gt; pid; // pid dos processos deste job</text:p>
      <text:p text:style-name="P12"><text:tab/>struct t_processo* prox;</text:p>
      <text:p text:style-name="P12">} t_processo;</text:p>
      <text:p text:style-name="P4"/>
      <text:p text:style-name="P12"><text:tab/>A seguinte estrutura guarda dados sobre os processos já executados, para mostrar durante shutdown_postergado:</text:p>
      <text:p text:style-name="P12">typedef struct t_estatisticaProcesso{</text:p>
      <text:p text:style-name="P12"><text:tab/>long int jobId; </text:p>
      <text:p text:style-name="P12"><text:tab/>int pid;</text:p>
      <text:p text:style-name="P12"><text:tab/>char executavel[300];</text:p>
      <text:p text:style-name="P12"><text:tab/>unsigned int horaInicio;</text:p>
      <text:p text:style-name="P12"><text:tab/>unsigned int minInicio;</text:p>
      <text:p text:style-name="P12"><text:tab/>unsigned int horaStart;</text:p>
      <text:p text:style-name="P12"><text:tab/>unsigned int minStart;</text:p>
      <text:p text:style-name="P12"><text:tab/>unsigned int horaFinal;</text:p>
      <text:p text:style-name="P12"><text:tab/>unsigned int minFinal;</text:p>
      <text:p text:style-name="P12"><text:tab/>struct t_estatisticaProcesso* prox;</text:p>
      <text:p text:style-name="P12"><text:soft-page-break/>} t_estatisticaProcesso;</text:p>
      <text:p text:style-name="P4"/>
      <text:p text:style-name="P6">Sobre os mecanismos de comunicação interprocessos utilizados:</text:p>
      <text:p text:style-name="P7"><text:tab/>Os se comunicam com o servidor através de uma fila de mensagens, que est<text:span text:style-name="T7">á </text:span>organizada utilizando a scruct apresentada acima. O servidor utiliza a função msgrcv:</text:p>
      <text:p text:style-name="P7">while(msgrcv(key_msg,&amp;msgrecebida,size_msg,0,IPC_NOWAIT) &gt; 0) { ... } </text:p>
      <text:p text:style-name="P7"><text:tab/>Enquanto que os programas usam msgsnd:</text:p>
      <text:p text:style-name="P7">msgsnd(key_msg,&amp;msg1,size_msg, tipo);</text:p>
      <text:p text:style-name="P7"/>
      <text:p text:style-name="P7"><text:s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4:38:56.469077520</meta:creation-date>
    <meta:generator>LibreOffice/4.3.7.2$Linux_X86_64 LibreOffice_project/430m0$Build-2</meta:generator>
    <dc:date>2015-10-26T17:02:33.565470019</dc:date>
    <meta:editing-duration>PT2H23M30S</meta:editing-duration>
    <meta:editing-cycles>17</meta:editing-cycles>
    <meta:document-statistic meta:table-count="0" meta:image-count="0" meta:object-count="0" meta:page-count="3" meta:paragraph-count="81" meta:word-count="611" meta:character-count="4395" meta:non-whitespace-character-count="3806"/>
  </office:meta>
</office:document-meta>
</file>